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image/png" manifest:full-path="Pictures/10000201000000580000001F516347E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lyt-cool-title">
      <style:graphic-properties draw:fill-color="#ffffff" draw:auto-grow-height="true" fo:min-height="3.508cm"/>
    </style:style>
    <style:style style:name="pr2" style:family="presentation" style:parent-style-name="lyt-cool-subtitle" style:list-style-name="L7">
      <style:graphic-properties draw:fill-color="#ffffff" draw:auto-grow-height="true" fo:min-height="13.231cm"/>
    </style:style>
    <style:style style:name="pr3" style:family="presentation" style:parent-style-name="lyt-cool-notes" style:list-style-name="L8">
      <style:graphic-properties draw:fill-color="#ffffff" draw:auto-grow-height="true" fo:min-height="11.411cm"/>
    </style:style>
    <style:style style:name="pr4" style:family="presentation" style:parent-style-name="lyt-cool-outline1">
      <style:graphic-properties draw:fill-color="#ffffff" fo:min-height="12.98cm"/>
    </style:style>
    <style:style style:name="pr5" style:family="presentation" style:parent-style-name="lyt-cool-notes">
      <style:graphic-properties draw:fill-color="#ffffff" fo:min-height="11.16cm"/>
    </style:style>
    <style:style style:name="pr6" style:family="presentation" style:parent-style-name="lyt-cool-title">
      <style:graphic-properties draw:fill-color="#ffffff" fo:min-height="3.257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3.6cm" fo:margin-right="0cm" fo:text-indent="-0.6cm"/>
    </style:style>
    <style:style style:name="P6" style:family="paragraph">
      <style:paragraph-properties fo:margin-left="6cm" fo:margin-right="0cm" fo:text-indent="-0.6cm"/>
    </style:style>
    <style:style style:name="P7" style:family="paragraph">
      <style:paragraph-properties fo:margin-left="4.8cm" fo:margin-right="0cm" fo:text-indent="-0.6cm"/>
    </style:style>
    <style:style style:name="P8" style:family="paragraph">
      <style:paragraph-properties fo:margin-left="3.6cm" fo:margin-right="0cm" fo:text-align="start" fo:text-indent="-0.6cm"/>
    </style:style>
    <style:style style:name="P9" style:family="paragraph">
      <style:paragraph-properties fo:margin-left="0cm" fo:margin-right="0cm" fo:text-indent="0cm"/>
      <style:text-properties fo:font-style="italic" fo:font-weight="bold" style:font-style-asian="italic" style:font-weight-asian="bold" style:font-style-complex="italic" style:font-weight-complex="bold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text:list-style style:name="L1">
      <text:list-level-style-bullet text:level="1" text:bullet-char=""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</text:list-style>
    <text:list-style style:name="L2">
      <text:list-level-style-bullet text:level="1" text:bullet-char="●">
        <style:text-properties fo:font-family="StarSymbol" style:font-charset="x-symbol" fo:color="#0e594d" fo:font-size="45%"/>
      </text:list-level-style-bullet>
      <text:list-level-style-bullet text:level="2" text:bullet-char="–"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text-properties fo:font-family="StarSymbol" style:font-charset="x-symbol" fo:color="#000000" fo:font-size="45%"/>
      </text:list-level-style-bullet>
      <text:list-level-style-bullet text:level="4" text:bullet-char="–"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</text:list-style>
    <text:list-style style:name="L4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</text:list-style>
    <text:list-style style:name="L6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cool" presentation:presentation-page-layout-name="AL1T0">
        <office:forms form:automatic-focus="false" form:apply-design-mode="false"/>
        <draw:frame presentation:style-name="pr1" draw:text-style-name="P1" draw:layer="layout" svg:width="23.912cm" svg:height="3.508cm" svg:x="2.058cm" svg:y="1.543cm" presentation:class="title">
          <draw:text-box>
            <text:p text:style-name="P1">FOSS and Business</text:p>
          </draw:text-box>
        </draw:frame>
        <draw:frame presentation:style-name="pr2" draw:text-style-name="P1" draw:layer="layout" svg:width="23.912cm" svg:height="13.231cm" svg:x="2.058cm" svg:y="5.838cm" presentation:class="subtitle">
          <draw:text-box>
            <text:list text:style-name="L2">
              <text:list-item>
                <text:list>
                  <text:list-item>
                    <text:p text:style-name="P1">COMP8440: FOSSD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>Lecture 8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"/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2" draw:layer="layout" svg:width="3.103cm" svg:height="1.092cm" svg:x="1.398cm" svg:y="19.408cm">
          <draw:image xlink:href="Pictures/10000201000000580000001F516347EA.pn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3.706cm" svg:height="10.28cm" svg:x="3.647cm" svg:y="2.853cm" draw:page-number="1" presentation:class="page"/>
          <draw:frame presentation:style-name="pr3" draw:text-style-name="P3" draw:layer="layout" svg:width="14.518cm" svg:height="12.169cm" svg:x="3.249cm" svg:y="14.13cm" presentation:class="notes" presentation:user-transformed="true">
            <draw:text-box>
              <text:p text:style-name="P1"><text:s text:c="2"/>- introduce the concept of FOSS</text:p>
              <text:p text:style-name="P1"><text:s text:c="2"/>- give an idea of the scope and scale of FOSS, number of projects,</text:p>
              <text:p text:style-name="P1"><text:s text:c="4"/>number of users, number of developers etc</text:p>
              <text:p text:style-name="P1"><text:s text:c="2"/>- introduce the many facets of FOSS</text:p>
              <text:p text:style-name="P1"><text:s text:c="2"/>- meritocracy</text:p>
              <text:p text:style-name="P1"><text:s text:c="2"/>- very brief information on FOSS history</text:p>
              <text:p text:style-name="P1"><text:s text:c="2"/>- introduce the concept of 'the FOSS community'</text:p>
              <text:p text:style-name="P1"><text:s text:c="2"/>- not a panacea</text:p>
              <text:p text:style-name="P1"/>
              <text:p text:style-name="P1"/>
            </draw:text-box>
          </draw:frame>
        </presentation:notes>
      </draw:page>
      <draw:page draw:name="page2" draw:style-name="dp1" draw:master-page-name="lyt-cool" presentation:presentation-page-layout-name="AL2T1">
        <office:forms form:automatic-focus="false" form:apply-design-mode="false"/>
        <draw:frame presentation:style-name="pr1" draw:text-style-name="P1" draw:layer="layout" svg:width="23.912cm" svg:height="3.508cm" svg:x="2.058cm" svg:y="1.543cm" presentation:class="title">
          <draw:text-box>
            <text:p text:style-name="P1">What's the aim?</text:p>
          </draw:text-box>
        </draw:frame>
        <draw:frame presentation:style-name="pr4" draw:text-style-name="P4" draw:layer="layout" svg:width="23.912cm" svg:height="12.98cm" svg:x="2.058cm" svg:y="5.838cm" presentation:class="outline">
          <draw:text-box>
            <text:list text:style-name="L5">
              <text:list-item>
                <text:p text:style-name="P4">Developers or users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Some companies ask the question 'how can I take advantage of FOSS?'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Others ask the question 'how can I make money from a FOSS product?'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2" presentation:class="page"/>
          <draw:frame presentation:style-name="pr5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3" draw:style-name="dp1" draw:master-page-name="lyt-cool" presentation:presentation-page-layout-name="AL2T1">
        <office:forms form:automatic-focus="false" form:apply-design-mode="false"/>
        <draw:frame presentation:style-name="pr6" draw:text-style-name="P1" draw:layer="layout" svg:width="23.912cm" svg:height="3.257cm" svg:x="2.058cm" svg:y="1.668cm" presentation:class="title">
          <draw:text-box>
            <text:p text:style-name="P1">In-house use</text:p>
          </draw:text-box>
        </draw:frame>
        <draw:frame presentation:style-name="pr4" draw:text-style-name="P4" draw:layer="layout" svg:width="23.912cm" svg:height="12.98cm" svg:x="2.058cm" svg:y="5.838cm" presentation:class="outline">
          <draw:text-box>
            <text:list text:style-name="L5">
              <text:list-item>
                <text:p text:style-name="P4">Advantages for business users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Lower licensing costs (often zero)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Avoids vendor lock in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Ability to self-support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Ability to customis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3" presentation:class="page"/>
          <draw:frame presentation:style-name="pr5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4" draw:style-name="dp1" draw:master-page-name="lyt-cool" presentation:presentation-page-layout-name="AL2T1">
        <office:forms form:automatic-focus="false" form:apply-design-mode="false"/>
        <draw:frame presentation:style-name="pr6" draw:text-style-name="P1" draw:layer="layout" svg:width="23.912cm" svg:height="3.257cm" svg:x="2.058cm" svg:y="1.668cm" presentation:class="title">
          <draw:text-box>
            <text:p text:style-name="P1">Common revenue models</text:p>
          </draw:text-box>
        </draw:frame>
        <draw:frame presentation:style-name="pr4" draw:text-style-name="P4" draw:layer="layout" svg:width="23.912cm" svg:height="12.98cm" svg:x="2.058cm" svg:y="5.838cm" presentation:class="outline">
          <draw:text-box>
            <text:list text:style-name="L5">
              <text:list-item>
                <text:p text:style-name="P4">Most fall in 5 broad categories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Hardware vendors: FOSS can help sell hardware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Sell support: Sell your expertise as software support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Proprietary extensions: Sell an add-on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Dual licensing: Offer an alternative license for a price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Advertising: Use FOSS to drive advertising revenu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4" presentation:class="page"/>
          <draw:frame presentation:style-name="pr5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5" draw:style-name="dp1" draw:master-page-name="lyt-cool" presentation:presentation-page-layout-name="AL2T1">
        <office:forms form:automatic-focus="false" form:apply-design-mode="false"/>
        <draw:frame presentation:style-name="pr1" draw:text-style-name="P1" draw:layer="layout" svg:width="23.912cm" svg:height="3.508cm" svg:x="2.058cm" svg:y="1.543cm" presentation:class="title">
          <draw:text-box>
            <text:p text:style-name="P1">Hardware Vendors</text:p>
          </draw:text-box>
        </draw:frame>
        <draw:frame presentation:style-name="pr4" draw:text-style-name="P4" draw:layer="layout" svg:width="23.912cm" svg:height="12.98cm" svg:x="2.058cm" svg:y="5.838cm" presentation:class="outline">
          <draw:text-box>
            <text:list text:style-name="L5">
              <text:list-item>
                <text:p text:style-name="P4">Most server vendors support FOSS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Huge contributions by major vendors 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6">e.g. HP, IBM, Intel, Sun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Often a significant factor in making a sale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Proprietary middleware apps ported to Linux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p text:style-name="P4">Embedded vendors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Lots of support of FOSS by device makers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6">e.g. NAS vendors, gadget vendors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5" presentation:class="page"/>
          <draw:frame presentation:style-name="pr5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6" draw:style-name="dp1" draw:master-page-name="lyt-cool" presentation:presentation-page-layout-name="AL2T1">
        <office:forms form:automatic-focus="false" form:apply-design-mode="false"/>
        <draw:frame presentation:style-name="pr6" draw:text-style-name="P1" draw:layer="layout" svg:width="23.912cm" svg:height="3.257cm" svg:x="2.058cm" svg:y="1.668cm" presentation:class="title">
          <draw:text-box>
            <text:p text:style-name="P1">Sell Support</text:p>
          </draw:text-box>
        </draw:frame>
        <draw:frame presentation:style-name="pr4" draw:text-style-name="P4" draw:layer="layout" svg:width="23.912cm" svg:height="12.98cm" svg:x="2.058cm" svg:y="5.838cm" presentation:class="outline">
          <draw:text-box>
            <text:list text:style-name="L5">
              <text:list-item>
                <text:p text:style-name="P4">The classic FOSS business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Pioneered by companies like Cygnus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Success strongly linked to degree of expertise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7">history of Cygnus <text:s/>in 'Open sources' is well worth a read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p text:style-name="P4">Varients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Packaged support – e.g. RedHat RHEL support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8">Larger services – e.g. large contracts, consulting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p text:style-name="P4">No lock-in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As source is available, anyone can offer support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The key is to choose someone with the right skills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Usually that means people who help develop the softwar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6" presentation:class="page"/>
          <draw:frame presentation:style-name="pr5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7" draw:style-name="dp1" draw:master-page-name="lyt-cool" presentation:presentation-page-layout-name="AL2T1">
        <office:forms form:automatic-focus="false" form:apply-design-mode="false"/>
        <draw:frame presentation:style-name="pr6" draw:text-style-name="P1" draw:layer="layout" svg:width="23.912cm" svg:height="3.257cm" svg:x="2.058cm" svg:y="1.668cm" presentation:class="title">
          <draw:text-box>
            <text:p text:style-name="P1">Proprietary Extensions</text:p>
          </draw:text-box>
        </draw:frame>
        <draw:frame presentation:style-name="pr4" draw:text-style-name="P4" draw:layer="layout" svg:width="23.912cm" svg:height="12.98cm" svg:x="2.058cm" svg:y="5.838cm" presentation:class="outline">
          <draw:text-box>
            <text:list text:style-name="L5">
              <text:list-item>
                <text:p text:style-name="P4">Selling ad-ons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Uses free base package to gain market share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Ad-ons for business critical functionality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Not allowed by all licenses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p text:style-name="P4">Examples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Exchange add-on from Novell for Evolution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Add-ons for Mambo CM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7" presentation:class="page"/>
          <draw:frame presentation:style-name="pr5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8" draw:style-name="dp1" draw:master-page-name="lyt-cool" presentation:presentation-page-layout-name="AL2T1">
        <office:forms form:automatic-focus="false" form:apply-design-mode="false"/>
        <draw:frame presentation:style-name="pr6" draw:text-style-name="P1" draw:layer="layout" svg:width="23.912cm" svg:height="3.257cm" svg:x="2.058cm" svg:y="1.668cm" presentation:class="title">
          <draw:text-box>
            <text:p text:style-name="P1">Dual Licensing</text:p>
          </draw:text-box>
        </draw:frame>
        <draw:frame presentation:style-name="pr4" draw:text-style-name="P4" draw:layer="layout" svg:width="23.912cm" svg:height="12.98cm" svg:x="2.058cm" svg:y="5.838cm" presentation:class="outline">
          <draw:text-box>
            <text:list text:style-name="L5">
              <text:list-item>
                <text:p text:style-name="P4">Sell an alternative license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Relies on customer aversion to FOSS license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Often used in combination with copyleft main license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6">Sometimes called 'GPL innoculation'<text:tab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p text:style-name="P4">Examples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MySQL database, commercial use license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TrollTech QT library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8" presentation:class="page"/>
          <draw:frame presentation:style-name="pr5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9" draw:style-name="dp1" draw:master-page-name="lyt-cool" presentation:presentation-page-layout-name="AL2T1">
        <office:forms form:automatic-focus="false" form:apply-design-mode="false"/>
        <draw:frame presentation:style-name="pr6" draw:text-style-name="P1" draw:layer="layout" svg:width="23.912cm" svg:height="3.257cm" svg:x="2.058cm" svg:y="1.668cm" presentation:class="title">
          <draw:text-box>
            <text:p text:style-name="P1">Advertising</text:p>
          </draw:text-box>
        </draw:frame>
        <draw:frame presentation:style-name="pr4" draw:text-style-name="P4" draw:layer="layout" svg:width="23.912cm" svg:height="12.98cm" svg:x="2.058cm" svg:y="5.838cm" presentation:class="outline">
          <draw:text-box>
            <text:list text:style-name="L5">
              <text:list-item>
                <text:p text:style-name="P4">Web economy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Huge web advertising business arose in last decade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Some FOSS projects funded purely from advertising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p text:style-name="P4">Examples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Hobby projects and web ads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Mozilla Firefox and Google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7">Earned over US$70M from search deal in 2007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7">Can it be sustained?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9" presentation:class="page"/>
          <draw:frame presentation:style-name="pr5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0" draw:style-name="dp1" draw:master-page-name="lyt-cool" presentation:presentation-page-layout-name="AL2T1">
        <office:forms form:automatic-focus="false" form:apply-design-mode="false"/>
        <draw:frame presentation:style-name="pr6" draw:text-style-name="P1" draw:layer="layout" svg:width="23.912cm" svg:height="3.257cm" svg:x="2.058cm" svg:y="1.668cm" presentation:class="title">
          <draw:text-box>
            <text:p text:style-name="P1">Re-release as FOSS</text:p>
          </draw:text-box>
        </draw:frame>
        <draw:frame presentation:style-name="pr4" draw:text-style-name="P4" draw:layer="layout" svg:width="23.912cm" svg:height="12.98cm" svg:x="2.058cm" svg:y="5.838cm" presentation:class="outline" presentation:user-transformed="true">
          <draw:text-box>
            <text:list text:style-name="L5">
              <text:list-item>
                <text:p text:style-name="P4">Start proprietary, change to FOSS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Sometimes done on otherwise defunct products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Sometimes purchased by new vendor or community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p text:style-name="P4">Examples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Netscape navigator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6">Became base for Mozilla (“free the lizard”)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Blender 3D graphics tool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6">following bankruptcy and community appeal for EU100k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Interbase database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6">Released by Borland in 2000 under MPL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6">Later abandoned by Borland, but lives on as Firebird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OpenOffice.org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6">StarOffice bought by Sun in 1999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6">Released under dual license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10" presentation:class="page"/>
          <draw:frame presentation:style-name="pr5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1" draw:style-name="dp1" draw:master-page-name="lyt-cool" presentation:presentation-page-layout-name="AL2T1">
        <office:forms form:automatic-focus="false" form:apply-design-mode="false"/>
        <draw:frame presentation:style-name="pr6" draw:text-style-name="P1" draw:layer="layout" svg:width="23.912cm" svg:height="3.257cm" svg:x="2.058cm" svg:y="1.668cm" presentation:class="title">
          <draw:text-box>
            <text:p text:style-name="P1">Common Mistakes</text:p>
          </draw:text-box>
        </draw:frame>
        <draw:frame presentation:style-name="pr4" draw:text-style-name="P4" draw:layer="layout" svg:width="23.912cm" svg:height="12.98cm" svg:x="2.058cm" svg:y="5.838cm" presentation:class="outline">
          <draw:text-box>
            <text:list text:style-name="L5">
              <text:list-item>
                <text:p text:style-name="P4">When contributing to FOSS projects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delayed release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registration for download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company name on all contributions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permission required for each contribution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version number based permission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patent applications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NDAs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special rights for company employees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9" draw:layer="layout" svg:width="18.5cm" svg:height="0.962cm" svg:x="4.5cm" svg:y="17cm">
          <draw:text-box>
            <text:p text:style-name="P1"><text:span text:style-name="T1">How do each of these things hurt the project?</text:span></text:p>
          </draw:text-box>
        </draw:frame>
        <presentation:notes draw:style-name="dp2">
          <draw:page-thumbnail draw:style-name="gr2" draw:layer="layout" svg:width="13.706cm" svg:height="10.28cm" svg:x="3.647cm" svg:y="2.853cm" draw:page-number="11" presentation:class="page"/>
          <draw:frame presentation:style-name="pr5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AU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lyt-cool-title" style:family="presentation">
      <style:graphic-properties draw:stroke="none" draw:fill="none" draw:textarea-vertical-align="middle">
        <text:list-style style:name="lyt-cool-title">
          <text:list-level-style-bullet text:level="1" text:bullet-char=""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</text:list-style>
      </style:graphic-properties>
      <style:paragraph-properties fo:text-align="center" text:enable-numbering="false"/>
      <style:text-properties fo:color="#333333" style:text-outline="false" style:text-line-through-style="none" fo:font-family="Albany" style:font-style-name="Fett" style:font-family-generic="swiss" style:font-pitch="variable" fo:font-size="44pt" fo:font-style="normal" fo:text-shadow="none" style:text-underline-style="none" fo:font-weight="bold"/>
    </style:style>
    <style:style style:name="lyt-cool-subtitle" style:family="presentation">
      <style:graphic-properties draw:stroke="none" draw:fill="none" draw:textarea-vertical-align="middle">
        <text:list-style style:name="lyt-cool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fo:color="#0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lyt-cool-background" style:family="presentation">
      <style:graphic-properties draw:stroke="none" draw:fill="solid" draw:fill-color="#babed6" draw:fill-image-width="1cm" draw:fill-image-height="1cm"/>
    </style:style>
    <style:style style:name="lyt-cool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cool-notes" style:family="presentation">
      <style:graphic-properties draw:stroke="none" draw:fill="none"/>
      <style:paragraph-properties text:enable-numbering="fals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lyt-cool-outline1" style:family="presentation">
      <style:graphic-properties draw:stroke="none" draw:fill="none">
        <text:list-style style:name="lyt-cool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e594d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start" text:enable-numbering="true" fo:text-indent="-0.9cm"/>
      <style:text-properties fo:color="#000000" style:text-outline="false" style:text-line-through-style="none" fo:font-family="Albany" style:font-style-name="Standard" style:font-family-generic="swiss" style:font-pitch="variable" fo:font-size="32pt" fo:font-style="normal" fo:text-shadow="none" style:text-underline-style="none" fo:font-weight="normal"/>
    </style:style>
    <style:style style:name="lyt-cool-outline2" style:family="presentation" style:parent-style-name="lyt-cool-outline1">
      <style:paragraph-properties fo:margin-left="0cm" fo:margin-right="0cm" fo:text-indent="-0.8cm"/>
      <style:text-properties fo:font-size="28pt"/>
    </style:style>
    <style:style style:name="lyt-cool-outline3" style:family="presentation" style:parent-style-name="lyt-cool-outline2">
      <style:paragraph-properties fo:margin-left="0cm" fo:margin-right="0cm" fo:text-indent="-0.6cm"/>
      <style:text-properties fo:font-size="24pt"/>
    </style:style>
    <style:style style:name="lyt-cool-outline4" style:family="presentation" style:parent-style-name="lyt-cool-outline3">
      <style:paragraph-properties fo:margin-left="0cm" fo:margin-right="0cm" fo:text-indent="-0.6cm"/>
      <style:text-properties fo:font-size="20pt"/>
    </style:style>
    <style:style style:name="lyt-cool-outline5" style:family="presentation" style:parent-style-name="lyt-cool-outline4">
      <style:paragraph-properties fo:margin-left="0cm" fo:margin-right="0cm" fo:text-indent="-0.6cm"/>
      <style:text-properties fo:font-size="20pt"/>
    </style:style>
    <style:style style:name="lyt-cool-outline6" style:family="presentation" style:parent-style-name="lyt-cool-outline5">
      <style:paragraph-properties fo:margin-left="0cm" fo:margin-right="0cm" fo:text-indent="-0.6cm"/>
      <style:text-properties fo:font-size="20pt"/>
    </style:style>
    <style:style style:name="lyt-cool-outline7" style:family="presentation" style:parent-style-name="lyt-cool-outline6">
      <style:paragraph-properties fo:margin-left="0cm" fo:margin-right="0cm" fo:text-indent="-0.6cm"/>
      <style:text-properties fo:font-size="20pt"/>
    </style:style>
    <style:style style:name="lyt-cool-outline8" style:family="presentation" style:parent-style-name="lyt-cool-outline7">
      <style:paragraph-properties fo:margin-left="0cm" fo:margin-right="0cm" fo:text-indent="-0.6cm"/>
      <style:text-properties fo:font-size="20pt"/>
    </style:style>
    <style:style style:name="lyt-cool-outline9" style:family="presentation" style:parent-style-name="lyt-cool-outline8">
      <style:paragraph-properties fo:margin-left="0cm" fo:margin-right="0cm" fo:text-indent="-0.6cm"/>
      <style:text-properties fo:font-size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solid" draw:fill-color="#babed6" draw:fill-image-width="1cm" draw:fill-image-height="1c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lyt-cool-backgroundobjects">
      <style:graphic-properties draw:stroke="solid" svg:stroke-color="#c0c0c0" draw:fill-color="#dddddd" draw:fill-image-width="1cm" draw:fill-image-height="1cm" draw:textarea-horizontal-align="center" draw:textarea-vertical-align="middle"/>
    </style:style>
    <style:style style:name="pr2" style:family="presentation" style:parent-style-name="lyt-cool-backgroundobjects">
      <style:graphic-properties draw:fill-color="#125c8d" draw:fill-image-width="1cm" draw:fill-image-height="1cm" draw:textarea-horizontal-align="center" draw:textarea-vertical-align="middle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</style:handout-master>
    <style:master-page style:name="lyt-cool" style:page-layout-name="PM1" draw:style-name="dp1">
      <draw:rect presentation:style-name="pr1" draw:text-style-name="P3" draw:layer="backgroundobjects" svg:width="26.875cm" svg:height="15.74cm" svg:x="1.124cm" svg:y="5.259cm">
        <text:p/>
      </draw:rect>
      <draw:frame presentation:style-name="lyt-cool-title" draw:layer="backgroundobjects" svg:width="23.912cm" svg:height="3.507cm" svg:x="2.058cm" svg:y="1.543cm" presentation:class="title" presentation:placeholder="true">
        <draw:text-box/>
      </draw:frame>
      <draw:frame presentation:style-name="lyt-cool-outline1" draw:layer="backgroundobjects" svg:width="23.912cm" svg:height="13.23cm" svg:x="2.058cm" svg:y="5.838cm" presentation:class="outline" presentation:placeholder="true">
        <draw:text-box/>
      </draw:frame>
      <draw:rect presentation:style-name="pr2" draw:text-style-name="P3" draw:layer="backgroundobjects" svg:width="0.505cm" svg:height="2.552cm" svg:x="0cm" svg:y="0cm">
        <text:p/>
      </draw:rect>
      <draw:rect presentation:style-name="pr2" draw:text-style-name="P3" draw:layer="backgroundobjects" svg:width="0.505cm" svg:height="2.552cm" svg:x="0cm" svg:y="6.615cm">
        <text:p/>
      </draw:rect>
      <draw:rect presentation:style-name="pr2" draw:text-style-name="P3" draw:layer="backgroundobjects" svg:width="0.505cm" svg:height="2.552cm" svg:x="0cm" svg:y="3.246cm">
        <text:p/>
      </draw:rect>
      <presentation:notes style:page-layout-name="PM2">
        <draw:page-thumbnail presentation:style-name="lyt-cool-title" draw:layer="backgroundobjects" svg:width="13.706cm" svg:height="10.28cm" svg:x="3.647cm" svg:y="2.853cm" presentation:class="page"/>
        <draw:frame presentation:style-name="lyt-cool-notes" draw:layer="backgroundobjects" svg:width="14.518cm" svg:height="11.41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Unix OpenOffice.org_project/680m17$Build-9310</meta:generator>
    <meta:initial-creator>Andrew Tridgell</meta:initial-creator>
    <meta:creation-date>2009-03-07T14:24:48</meta:creation-date>
    <dc:creator>Andrew Tridgell</dc:creator>
    <dc:date>2009-04-15T17:07:13</dc:date>
    <meta:editing-cycles>169</meta:editing-cycles>
    <meta:editing-duration>P4DT2H51M12S</meta:editing-duration>
    <meta:user-defined meta:name="Info 1"/>
    <meta:user-defined meta:name="Info 2"/>
    <meta:user-defined meta:name="Info 3"/>
    <meta:user-defined meta:name="Info 4"/>
    <meta:document-statistic meta:object-count="64"/>
  </office:meta>
</office:document-meta>
</file>